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F4000040CF00001CF63B5130C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8" style:family="table">
      <style:table-properties style:width="15.079cm" fo:margin-left="0.545cm" table:align="left" style:writing-mode="lr-tb"/>
    </style:style>
    <style:style style:name="Tabelle38.A" style:family="table-column">
      <style:table-column-properties style:column-width="3cm"/>
    </style:style>
    <style:style style:name="Tabelle38.B" style:family="table-column">
      <style:table-column-properties style:column-width="1.801cm"/>
    </style:style>
    <style:style style:name="Tabelle38.C" style:family="table-column">
      <style:table-column-properties style:column-width="0.212cm"/>
    </style:style>
    <style:style style:name="Tabelle38.D" style:family="table-column">
      <style:table-column-properties style:column-width="5.001cm"/>
    </style:style>
    <style:style style:name="Tabelle38.H" style:family="table-column">
      <style:table-column-properties style:column-width="0.053cm"/>
    </style:style>
    <style:style style:name="Tabelle38.1" style:family="table-row">
      <style:table-row-properties style:keep-together="true" fo:keep-together="auto"/>
    </style:style>
    <style:style style:name="Tabelle38.A1" style:family="table-cell">
      <style:table-cell-properties style:vertical-align="top" fo:padding-left="0.049cm" fo:padding-right="0.049cm" fo:padding-top="0cm" fo:padding-bottom="0cm" fo:border-left="0.035cm solid #000000" fo:border-right="none" fo:border-top="0.035cm solid #000000" fo:border-bottom="0.018cm solid #000000" style:writing-mode="lr-tb"/>
    </style:style>
    <style:style style:name="Tabelle38.C1" style:family="table-cell">
      <style:table-cell-properties style:vertical-align="top" fo:padding-left="0.049cm" fo:padding-right="0.049cm" fo:padding-top="0cm" fo:padding-bottom="0cm" fo:border-left="0.035cm solid #000000" fo:border-right="none" fo:border-top="none" fo:border-bottom="none" style:writing-mode="lr-tb"/>
    </style:style>
    <style:style style:name="Tabelle38.D1" style:family="table-cell">
      <style:table-cell-properties style:vertical-align="top" fo:padding-left="0.049cm" fo:padding-right="0.049cm" fo:padding-top="0cm" fo:padding-bottom="0cm" fo:border-left="0.035cm solid #000000" fo:border-right="none" fo:border-top="0.035cm solid #000000" fo:border-bottom="none" style:writing-mode="lr-tb"/>
    </style:style>
    <style:style style:name="Tabelle38.A2" style:family="table-cell">
      <style:table-cell-properties style:vertical-align="top" fo:padding-left="0.049cm" fo:padding-right="0.049cm" fo:padding-top="0cm" fo:padding-bottom="0cm" fo:border-left="0.035cm solid #000000" fo:border-right="none" fo:border-top="0.018cm solid #000000" fo:border-bottom="0.035cm solid #000000" style:writing-mode="lr-tb"/>
    </style:style>
    <style:style style:name="Tabelle38.B2" style:family="table-cell">
      <style:table-cell-properties style:vertical-align="top" fo:padding-left="0.049cm" fo:padding-right="0.049cm" fo:padding-top="0cm" fo:padding-bottom="0cm" fo:border-left="0.018cm solid #000000" fo:border-right="none" fo:border-top="0.018cm solid #000000" fo:border-bottom="0.035cm solid #000000" style:writing-mode="lr-tb"/>
    </style:style>
    <style:style style:name="Tabelle38.D2" style:family="table-cell">
      <style:table-cell-properties style:vertical-align="top" fo:padding-left="0.049cm" fo:padding-right="0.049cm" fo:padding-top="0cm" fo:padding-bottom="0cm" fo:border-left="0.035cm solid #000000" fo:border-right="none" fo:border-top="none" fo:border-bottom="0.035cm solid #000000" style:writing-mode="lr-tb"/>
    </style:style>
    <style:style style:name="Tabelle38.G3" style:family="table-cell">
      <style:table-cell-properties style:vertical-align="top" fo:padding-left="0.049cm" fo:padding-right="0.049cm" fo:padding-top="0cm" fo:padding-bottom="0cm" fo:border-left="0.018cm solid #000000" fo:border-right="0.035cm solid #000000" fo:border-top="0.018cm solid #000000" fo:border-bottom="0.035cm solid #000000" style:writing-mode="lr-tb"/>
    </style:style>
    <style:style style:name="Tabelle1" style:family="table">
      <style:table-properties style:width="15.002cm" table:align="left"/>
    </style:style>
    <style:style style:name="Tabelle1.A" style:family="table-column">
      <style:table-column-properties style:column-width="2.99cm"/>
    </style:style>
    <style:style style:name="Tabelle1.B" style:family="table-column">
      <style:table-column-properties style:column-width="1.799cm"/>
    </style:style>
    <style:style style:name="Tabelle1.C" style:family="table-column">
      <style:table-column-properties style:column-width="0.212cm"/>
    </style:style>
    <style:style style:name="Tabelle1.D" style:family="table-column">
      <style:table-column-properties style:column-width="5.001cm"/>
    </style:style>
    <style:style style:name="P1" style:family="paragraph" style:parent-style-name="Standard">
      <style:text-properties style:font-name="Arial" fo:font-size="10pt" style:font-size-asian="10pt" style:font-size-complex="10pt"/>
    </style:style>
    <style:style style:name="P2" style:family="paragraph" style:parent-style-name="akt_3a_i">
      <style:text-properties style:font-name="Arial" fo:font-size="10pt" style:font-size-asian="10pt" style:font-size-complex="10pt"/>
    </style:style>
    <style:style style:name="P3" style:family="paragraph" style:parent-style-name="akt_3a_i">
      <style:paragraph-properties fo:keep-with-next="always"/>
      <style:text-properties style:font-name="Arial" fo:font-size="10pt" style:font-size-asian="10pt" style:font-size-complex="10pt"/>
    </style:style>
    <style:style style:name="P4" style:family="paragraph" style:parent-style-name="akt_3a_t1">
      <style:text-properties style:font-name="Arial" fo:font-size="10pt" style:font-size-asian="10pt" style:font-size-complex="10pt"/>
    </style:style>
    <style:style style:name="P5" style:family="paragraph" style:parent-style-name="akt_3a_t1">
      <style:paragraph-properties fo:break-before="page"/>
      <style:text-properties style:font-name="Arial" fo:font-size="10pt" style:font-size-asian="10pt" style:font-size-complex="10pt"/>
    </style:style>
    <style:style style:name="P6" style:family="paragraph" style:parent-style-name="Text_20_body">
      <style:text-properties style:font-name="Arial" fo:font-size="10pt" style:font-size-asian="10pt" style:font-size-complex="10pt"/>
    </style:style>
    <style:style style:name="P7" style:family="paragraph" style:parent-style-name="Text_20_body">
      <style:text-properties fo:font-variant="normal" fo:text-transform="none" style:font-name="Arial" fo:font-size="10pt" fo:font-style="normal" style:font-size-asian="10pt" style:font-size-complex="10pt"/>
    </style:style>
    <style:style style:name="P8" style:family="paragraph" style:parent-style-name="Text_20_body">
      <style:paragraph-properties fo:keep-with-next="always"/>
      <style:text-properties style:font-name="Arial" fo:font-size="10pt" style:font-size-asian="10pt" style:font-size-complex="10pt"/>
    </style:style>
    <style:style style:name="P9" style:family="paragraph" style:parent-style-name="le_3a_akt1">
      <style:paragraph-properties fo:keep-with-next="always"/>
      <style:text-properties style:font-name="Arial" fo:font-size="10pt" style:font-size-asian="10pt" style:font-size-complex="10pt"/>
    </style:style>
    <style:style style:name="P10" style:family="paragraph" style:parent-style-name="le_3a_akt1">
      <style:text-properties style:font-name="Arial" fo:font-size="10pt" style:font-size-asian="10pt" style:font-size-complex="10pt"/>
    </style:style>
    <style:style style:name="P11" style:family="paragraph" style:parent-style-name="Mikro_3a_Prod1">
      <style:paragraph-properties style:snap-to-layout-grid="false"/>
      <style:text-properties style:font-name="Arial" fo:font-size="10pt" style:font-size-asian="10pt" style:font-size-complex="10pt"/>
    </style:style>
    <style:style style:name="P12" style:family="paragraph" style:parent-style-name="Mikro_3a_Akt">
      <style:paragraph-properties style:snap-to-layout-grid="false"/>
      <style:text-properties style:font-name="Arial" fo:font-size="10pt" style:font-size-asian="10pt" style:font-size-complex="10pt"/>
    </style:style>
    <style:style style:name="P13" style:family="paragraph" style:parent-style-name="Mikro_3a_Haken">
      <style:paragraph-properties style:snap-to-layout-grid="false"/>
      <style:text-properties style:font-name="Arial" fo:font-size="10pt" style:font-size-asian="10pt" style:font-size-complex="10pt"/>
    </style:style>
    <style:style style:name="P14" style:family="paragraph" style:parent-style-name="Table_20_Contents">
      <style:paragraph-properties fo:margin-top="0cm" fo:margin-bottom="0.499cm" fo:padding-left="0.049cm" fo:padding-right="0cm" fo:padding-top="0.049cm" fo:padding-bottom="0.049cm" fo:border-left="0.035cm solid #000000" fo:border-right="none" fo:border-top="0.035cm solid #000000" fo:border-bottom="0.035cm solid #000000"/>
      <style:text-properties style:font-name="Arial" fo:font-size="10pt" style:font-size-asian="10pt" style:font-size-complex="10pt"/>
    </style:style>
    <style:style style:name="P15" style:family="paragraph" style:parent-style-name="Table_20_Contents">
      <style:paragraph-properties fo:margin-top="0cm" fo:margin-bottom="0.499cm" fo:padding-left="0.049cm" fo:padding-right="0.049cm" fo:padding-top="0cm" fo:padding-bottom="0cm" fo:border-left="0.035cm solid #000000" fo:border-right="0.035cm solid #000000" fo:border-top="none" fo:border-bottom="none" fo:keep-with-next="always"/>
      <style:text-properties style:font-name="Arial" fo:font-size="10pt" style:font-size-asian="10pt" style:font-size-complex="10pt"/>
    </style:style>
    <style:style style:name="P16" style:family="paragraph" style:parent-style-name="Table_20_Contents">
      <style:paragraph-properties fo:margin-top="0cm" fo:margin-bottom="0.499cm" fo:padding-left="0cm" fo:padding-right="0cm" fo:padding-top="0.049cm" fo:padding-bottom="0cm" fo:border-left="none" fo:border-right="none" fo:border-top="0.035cm solid #000000" fo:border-bottom="none"/>
      <style:text-properties style:font-name="Arial" fo:font-size="10pt" style:font-size-asian="10pt" style:font-size-complex="10pt"/>
    </style:style>
    <style:style style:name="P17" style:family="paragraph" style:parent-style-name="Table_20_Contents">
      <style:paragraph-properties fo:margin-top="0cm" fo:margin-bottom="0.499cm" fo:padding-left="0cm" fo:padding-right="0.049cm" fo:padding-top="0.049cm" fo:padding-bottom="0.049cm" fo:border-left="none" fo:border-right="0.035cm solid #000000" fo:border-top="0.035cm solid #000000" fo:border-bottom="0.035cm solid #000000"/>
      <style:text-properties style:font-name="Arial" fo:font-size="10pt" style:font-size-asian="10pt" style:font-size-complex="10pt"/>
    </style:style>
    <style:style style:name="P18" style:family="paragraph" style:parent-style-name="Table_20_Contents">
      <style:paragraph-properties fo:margin-top="0cm" fo:margin-bottom="0.499cm" fo:padding-left="0cm" fo:padding-right="0.049cm" fo:padding-top="0.049cm" fo:padding-bottom="0.049cm" fo:border-left="none" fo:border-right="0.035cm solid #000000" fo:border-top="0.035cm solid #000000" fo:border-bottom="0.035cm solid #000000" fo:keep-with-next="always"/>
      <style:text-properties style:font-name="Arial" fo:font-size="10pt" style:font-size-asian="10pt" style:font-size-complex="10pt"/>
    </style:style>
    <style:style style:name="P19" style:family="paragraph" style:parent-style-name="Table_20_Contents">
      <style:paragraph-properties fo:margin-top="0cm" fo:margin-bottom="0.499cm" fo:padding-left="0.049cm" fo:padding-right="0.049cm" fo:padding-top="0cm" fo:padding-bottom="0.049cm" fo:border-left="0.035cm solid #000000" fo:border-right="0.035cm solid #000000" fo:border-top="none" fo:border-bottom="0.035cm solid #000000"/>
      <style:text-properties style:font-name="Arial" fo:font-size="10pt" style:font-size-asian="10pt" style:font-size-complex="10pt"/>
    </style:style>
    <style:style style:name="P20" style:family="paragraph" style:parent-style-name="Table_20_Contents">
      <style:paragraph-properties fo:margin-top="0cm" fo:margin-bottom="0.499cm" fo:padding-left="0.049cm" fo:padding-right="0.049cm" fo:padding-top="0cm" fo:padding-bottom="0.049cm" fo:border-left="0.035cm solid #000000" fo:border-right="0.035cm solid #000000" fo:border-top="none" fo:border-bottom="0.035cm solid #000000" fo:keep-with-next="always"/>
      <style:text-properties style:font-name="Arial" fo:font-size="10pt" style:font-size-asian="10pt" style:font-size-complex="10pt"/>
    </style:style>
    <style:style style:name="P21" style:family="paragraph" style:parent-style-name="Table_20_Contents">
      <style:paragraph-properties fo:margin-top="0cm" fo:margin-bottom="0.499cm" fo:padding-left="0cm" fo:padding-right="0.049cm" fo:padding-top="0cm" fo:padding-bottom="0.049cm" fo:border-left="none" fo:border-right="0.035cm solid #000000" fo:border-top="none" fo:border-bottom="0.035cm solid #000000"/>
      <style:text-properties style:font-name="Arial" fo:font-size="10pt" style:font-size-asian="10pt" style:font-size-complex="10pt"/>
    </style:style>
    <style:style style:name="P22" style:family="paragraph" style:parent-style-name="Table_20_Contents">
      <style:paragraph-properties fo:margin-top="0cm" fo:margin-bottom="0.499cm" fo:padding-left="0cm" fo:padding-right="0.049cm" fo:padding-top="0cm" fo:padding-bottom="0.049cm" fo:border-left="none" fo:border-right="0.035cm solid #000000" fo:border-top="none" fo:border-bottom="0.035cm solid #000000" fo:keep-with-next="always"/>
      <style:text-properties style:font-name="Arial" fo:font-size="10pt" style:font-size-asian="10pt" style:font-size-complex="10pt"/>
    </style:style>
    <style:style style:name="P23" style:family="paragraph" style:parent-style-name="Table_20_Contents">
      <style:paragraph-properties fo:margin-top="0cm" fo:margin-bottom="0.499cm" fo:padding-left="0cm" fo:padding-right="0.049cm" fo:padding-top="0cm" fo:padding-bottom="0cm" fo:border-left="none" fo:border-right="0.035cm solid #000000" fo:border-top="none" fo:border-bottom="none" fo:keep-with-next="always"/>
      <style:text-properties style:font-name="Arial" fo:font-size="10pt" style:font-size-asian="10pt" style:font-size-complex="10pt"/>
    </style:style>
    <style:style style:name="P24" style:family="paragraph" style:parent-style-name="Table_20_Contents">
      <style:paragraph-properties fo:margin-top="0cm" fo:margin-bottom="0.499cm" fo:padding-left="0cm" fo:padding-right="0cm" fo:padding-top="0cm" fo:padding-bottom="0.049cm" fo:border-left="none" fo:border-right="none" fo:border-top="none" fo:border-bottom="0.035cm solid #000000" fo:keep-with-next="always"/>
      <style:text-properties style:font-name="Arial" fo:font-size="10pt" style:font-size-asian="10pt" style:font-size-complex="10pt"/>
    </style:style>
    <style:style style:name="P25" style:family="paragraph" style:parent-style-name="Table_20_Contents">
      <style:paragraph-properties fo:margin-top="0cm" fo:margin-bottom="0.499cm" fo:padding="0cm" fo:border="none" fo:keep-with-next="always"/>
      <style:text-properties style:font-name="Arial" fo:font-size="10pt" style:font-size-asian="10pt" style:font-size-complex="10pt"/>
    </style:style>
    <style:style style:name="P26" style:family="paragraph" style:parent-style-name="Table_20_Contents">
      <style:paragraph-properties fo:margin-top="0cm" fo:margin-bottom="0.499cm" fo:padding="0.049cm" fo:border="0.035cm solid #000000" fo:keep-with-next="always"/>
      <style:text-properties style:font-name="Arial" fo:font-size="10pt" style:font-size-asian="10pt" style:font-size-complex="10pt"/>
    </style:style>
    <style:style style:name="P27" style:family="paragraph" style:parent-style-name="Table_20_Contents">
      <style:paragraph-properties fo:margin-top="0cm" fo:margin-bottom="0.499cm" fo:padding-left="0cm" fo:padding-right="0cm" fo:padding-top="0.049cm" fo:padding-bottom="0.049cm" fo:border-left="none" fo:border-right="none" fo:border-top="0.035cm solid #000000" fo:border-bottom="0.035cm solid #000000" fo:keep-with-next="always"/>
      <style:text-properties style:font-name="Arial" fo:font-size="10pt" style:font-size-asian="10pt" style:font-size-complex="10pt"/>
    </style:style>
    <style:style style:name="P28" style:family="paragraph" style:parent-style-name="akt_3a_t2">
      <style:text-properties style:font-name="Arial" fo:font-size="10pt" style:font-size-asian="10pt" style:font-size-complex="10pt"/>
    </style:style>
    <style:style style:name="P29" style:family="paragraph" style:parent-style-name="akt_3a_it">
      <style:paragraph-properties fo:keep-with-next="auto"/>
      <style:text-properties style:font-name="Arial" fo:font-size="10pt" style:font-size-asian="10pt" style:font-size-complex="10pt"/>
    </style:style>
    <style:style style:name="P30" style:family="paragraph" style:parent-style-name="akt_3a_it">
      <style:text-properties style:font-name="Arial" fo:font-size="10pt" style:font-size-asian="10pt" style:font-size-complex="10pt"/>
    </style:style>
    <style:style style:name="P31" style:family="paragraph" style:parent-style-name="akt_3a_it">
      <style:text-properties style:font-name="Arial" fo:font-size="10pt" fo:font-style="normal" style:font-size-asian="10pt" style:font-style-asian="normal" style:font-size-complex="10pt"/>
    </style:style>
    <style:style style:name="P32" style:family="paragraph" style:parent-style-name="ProFlu_3a_Feld">
      <style:paragraph-properties style:snap-to-layout-grid="false"/>
      <style:text-properties style:font-name="Arial" fo:font-size="10pt" style:font-size-asian="10pt" style:font-size-complex="10pt"/>
    </style:style>
    <style:style style:name="P33" style:family="paragraph" style:parent-style-name="akt_3a_t">
      <style:text-properties style:font-name="Arial" fo:font-size="10pt" style:font-size-asian="10pt" style:font-size-complex="10pt"/>
    </style:style>
    <style:style style:name="P34" style:family="paragraph" style:parent-style-name="Abb_3a_Zerlegung">
      <style:text-properties style:font-name="Arial" fo:font-size="10pt" style:font-size-asian="10pt" style:font-size-complex="10pt"/>
    </style:style>
    <style:style style:name="P35" style:family="paragraph" style:parent-style-name="Mikro_3a_Zust">
      <style:paragraph-properties style:snap-to-layout-grid="false"/>
      <style:text-properties style:font-name="Arial" fo:font-size="10pt" style:font-size-asian="10pt" style:font-size-complex="10pt"/>
    </style:style>
    <style:style style:name="P36" style:family="paragraph" style:parent-style-name="le_3a_akt">
      <style:text-properties style:font-name="Arial" fo:font-size="10pt" style:font-size-asian="10pt" style:font-size-complex="10pt"/>
    </style:style>
    <style:style style:name="P37" style:family="paragraph" style:parent-style-name="le_3a_akt">
      <style:paragraph-properties fo:keep-with-next="always"/>
      <style:text-properties style:font-name="Arial" fo:font-size="10pt" style:font-size-asian="10pt" style:font-size-complex="10pt"/>
    </style:style>
    <style:style style:name="T1" style:family="text">
      <style:text-properties fo:font-weight="bold" style:font-weight-asian="bold"/>
    </style:style>
    <style:style style:name="T2" style:family="text">
      <style:text-properties fo:font-size="12pt" style:font-size-asian="12pt"/>
    </style:style>
    <style:style style:name="T3" style:family="text">
      <style:text-properties style:font-name="Arial"/>
    </style:style>
    <style:style style:name="T4" style:family="text">
      <style:text-properties style:font-name="Arial"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13.616cm" draw:visible-area-height="8.62cm"/>
    </style:style>
    <style:style style:name="fr3" style:family="graphic" style:parent-style-name="OLE">
      <style:graphic-properties style:vertical-pos="top" style:vertical-rel="baseline" draw:ole-draw-aspect="1" draw:visible-area-top="0cm" draw:visible-area-width="11.958cm" draw:visible-area-height="8.62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744860" text:style-name="WW8StyleNum16">
        <text:list-item>
          <text:p text:style-name="P4">SE 7-SW: SW-In­te­gra­tion</text:p>
        </text:list-item>
      </text:list>
      <text:p text:style-name="P33">Abwicklung</text:p>
      <text:p text:style-name="P34"><draw:frame draw:style-name="fr2" draw:name="Objekt7" text:anchor-type="as-char" svg:width="13.614cm" svg:height="8.618cm" draw:z-index="0"><draw:object-ole xlink:href="./Object 1" xlink:type="simple" xlink:show="embed" xlink:actuate="onLoad"/><draw:image xlink:href="./ObjectReplacements/Object 1" xlink:type="simple" xlink:show="embed" xlink:actuate="onLoad"/></draw:frame></text:p>
      <text:p text:style-name="P2">Hier hat die Integration der SW-Module bzw. Da­ten­banken, gegebenenfalls in mehreren Schritten, zur SW-Ein­heit zu erfolgen. Als Zwischenstufen sind Teilstrukturen<text:alphabetical-index-mark text:string-value="SW-Teilstruktur"/> der SW-Ein­heit möglich, die sich durch Integration von SW-Modulen, Da­ten­banken, SW-Kom­po­nen­ten und bereits integrierter Teilstrukturen er­geben.</text:p>
      <text:list xml:id="list38735959" text:style-name="WW8StyleNum17">
        <text:list-item>
          <text:p text:style-name="P28">: </text:p>
        </text:list-item>
      </text:list>
      <text:p text:style-name="P33">Abwicklung</text:p>
      <text:p text:style-name="akt_3a_i"><text:span text:style-name="T4">Eine SW-Teilstruktur</text:span><text:span text:style-name="Footnote_20_Symbol"><text:span text:style-name="T4"><text:note text:id="ftn1" text:note-class="footnote"><text:note-citation>1</text:note-citation><text:note-body><text:p text:style-name="Footnote">Eine SW-Teilstruktur ist ein Zwischenprodukt, das nur während Aktivität <text:s/>„“ in Erscheinung tritt und daher nicht in eine andere Aktivität eingeht.</text:p></text:note-body></text:note></text:span></text:span><text:span text:style-name="T4"> kann ein oder mehrere SW-Module, Da­ten­banken oder SW-Kom­po­nen­ten umfassen. Darüber hinaus kann eine SW-Teilstruktur Platzhalter</text:span><text:alphabetical-index-mark text:string-value="Platzhalter"/><text:span text:style-name="T4"> (Stubs</text:span><text:alphabetical-index-mark text:string-value="Stub"/><text:span text:style-name="T4"> oder Treiber</text:span><text:alphabetical-index-mark text:string-value="Treiber"/><text:span text:style-name="T4">) enthalten. Diese Platzhalter werden bei wiederholtem Durchlauf durch Aktivität <text:s/>„“, spätestens jedoch bei der Integra­tion zur SW-Ein­heit, durch die entsprechenden operationellen SW-Module ersetzt. Bei jeder Durchführung dieser Aktivität wird aus einer oder mehreren vorgegebenen SW-Teilstrukturen eine neue SW-Teilstruktur höheren Integrationsgrades hergestellt. Dies wird z. B. erreicht durch</text:span></text:p>
      <text:p text:style-name="P36">–<text:tab/>Integration bisher unverbundener Teilstrukturen,</text:p>
      <text:p text:style-name="P36">–<text:tab/>Austausch von Platzhaltern gegen operationelle Teilstrukturen,</text:p>
      <text:p text:style-name="P36">–<text:tab/>Ersetzen von Teilstrukturen durch verbesserte Versionen,</text:p>
      <text:p text:style-name="P36">–<text:tab/>Einbinden von Fremdprodukten,</text:p>
      <text:p text:style-name="P36">–<text:tab/>Auflösung von Prototypen,</text:p>
      <text:p text:style-name="P36">–<text:tab/>Austausch von Simulatoren oder Emulatoren durch operative Hardware oder Software<text:alphabetical-index-mark text:string-value="operative Software"/>.</text:p>
      <text:p text:style-name="P2">Zu Integrationszwecken kann es erforderlich sein, daß zusätzlich zu den vorhandenen SW-Modulen Code erstellt oder Prozeduren geschrieben werden müssen.</text:p>
      <text:p text:style-name="P2">Die SW-Kom­po­nen­ten sind anschließend einzeln der Selbstprüfung (Aktivität <text:s/>„“) zu unterziehen. Hierbei darf die SW-Kom­po­nen­te noch Platzhalter<text:alphabetical-index-mark text:string-value="Platzhalter"/> enthalten.</text:p>
      <text:p text:style-name="P29">Erläuterung</text:p>
      <text:p text:style-name="P2"><text:soft-page-break/>Die Anordnung der SW-Module, Da­ten­banken und SW-Kom­po­nen­ten in der Erzeugnisstruktur legt eine Bottom-up-Integrationsstrategie<text:alphabetical-index-mark text:string-value="Bottom-up-Integration"/> nahe. Dies ist jedoch nur eine unter mehreren möglichen Vorgehensweisen. Weitere Beispiele für Integrationsstrategien sind:</text:p>
      <text:p text:style-name="P36">–<text:tab/>Top-down-Integration<text:alphabetical-index-mark text:string-value="Top-down-Integration"/>,</text:p>
      <text:p text:style-name="P36">–<text:tab/>Sandwich-Integration<text:alphabetical-index-mark text:string-value="Sandwich-Integration"/>,</text:p>
      <text:p text:style-name="P36">–<text:tab/>vorgezogene Integration der kritischen<text:alphabetical-index-mark text:string-value="kritische Funktion" text:key1="kritisch"/> und wichtigen Funktionen,</text:p>
      <text:p text:style-name="P36">–<text:tab/>Integrationsfolge in Anlehnung an organisatorische Gegebenheiten und Zuständigkeiten,</text:p>
      <text:p text:style-name="P36">–<text:tab/>Integration orientiert an den Funktionen oder Prozessen der SW-Ein­heit,</text:p>
      <text:p text:style-name="P36">–<text:tab/>vorgezogene Integration des Basissystems (alle zentralen, mehrfach genutzten Funktionen),</text:p>
      <text:p text:style-name="P36">–<text:tab/>Integration entsprechend der Abhängigkeit der Integrationsobjekte.</text:p>
      <text:p text:style-name="P2">Die SW-Teilstruktur tritt nur vorübergehend, während der SW-In­te­gra­tion, in Erscheinung. Sie ist eine Hilfskonstruktion, die die SW-In­te­gra­tion nach beliebigen Strategien ermöglicht. Am Ende der SW-In­te­gra­tion steht die SW-Ein­heit mit ihrer Untergliederung in SW-Kom­po­nen­ten und SW-Module bzw. Da­ten­banken.</text:p>
      <text:p text:style-name="P2">Die einzelnen Schritte der SW-In­te­gra­tion sind im In­te­gra­tions­plan festgelegt. </text:p>
      <text:list xml:id="list39135610" text:continue-numbering="true" text:style-name="WW8StyleNum17">
        <text:list-item>
          <text:p text:style-name="P28">: </text:p>
        </text:list-item>
      </text:list>
      <text:p text:style-name="P33">Abwicklung</text:p>
      <text:p text:style-name="P2">Vom Entwickler sind Selbstprüfungen<text:alphabetical-index-mark text:string-value="Selbstprüfung"/> der SW-Kom­po­nen­ten durchzuführen.</text:p>
      <text:p text:style-name="P2">Der Ablauf der Selbstprüfung erfolgt analog Aktivität <text:s/>„“.</text:p>
      <text:p text:style-name="P30">Empfehlung</text:p>
      <text:p text:style-name="P2">Bei hoher Kritikalität<text:alphabetical-index-mark text:string-value="der Komponente" text:key1="Kritikalität"/> sollten bei der Selbstprüfung einer SW-Kom­po­nen­te die gleichen Maßstäbe angesetzt werden wie bei der nachfolgenden formellen QS-Prüfung, d. h. die Vorschriften in Prüf­plan, Prüf­spe­zi­fi­ka­tion und Prüf­pro­ze­dur sollten eingehalten werden.</text:p>
      <text:list xml:id="list39145910" text:continue-numbering="true" text:style-name="WW8StyleNum17">
        <text:list-item>
          <text:p text:style-name="P28">: </text:p>
        </text:list-item>
      </text:list>
      <text:p text:style-name="P33">Abwicklung</text:p>
      <text:p text:style-name="P2">In dieser Aktivität werden SW-Module, Da­ten­banken und SW-Kom­po­nen­ten zur SW-Ein­heit integriert. Dies erfolgt analog zu Aktivität <text:s/>„“ und kann nach unterschiedlichen Vorgehensweisen (festgelegt im In­te­gra­tions­plan) geschehen.</text:p>
      <text:p text:style-name="P2">Die resultierende SW-Ein­heit muß frei von Platzhaltern sein.</text:p>
      <text:list xml:id="list39137159" text:continue-numbering="true" text:style-name="WW8StyleNum17">
        <text:list-item>
          <text:p text:style-name="P28">: </text:p>
        </text:list-item>
      </text:list>
      <text:p text:style-name="P33">Produktfluß</text:p>
      <table:table table:name="Tabelle38" table:style-name="Tabelle38">
        <table:table-column table:style-name="Tabelle38.A"/>
        <table:table-column table:style-name="Tabelle38.B"/>
        <table:table-column table:style-name="Tabelle38.C"/>
        <table:table-column table:style-name="Tabelle38.D"/>
        <table:table-column table:style-name="Tabelle38.C"/>
        <table:table-column table:style-name="Tabelle38.A"/>
        <table:table-column table:style-name="Tabelle38.B"/>
        <table:table-column table:style-name="Tabelle38.H"/>
        <table:table-row table:style-name="Tabelle38.1">
          <table:table-cell table:style-name="Tabelle38.A1" table:number-columns-spanned="2" office:value-type="string">
            <text:p text:style-name="P32">von</text:p>
          </table:table-cell>
          <table:covered-table-cell/>
          <table:table-cell table:style-name="Tabelle38.C1" office:value-type="string">
            <text:p text:style-name="P13"/>
          </table:table-cell>
          <table:table-cell table:style-name="Tabelle38.D1" office:value-type="string">
            <text:p text:style-name="P32"/>
          </table:table-cell>
          <table:table-cell table:style-name="Tabelle38.C1" office:value-type="string">
            <text:p text:style-name="P13"/>
          </table:table-cell>
          <table:table-cell table:style-name="Tabelle38.A1" table:number-rows-spanned="2" table:number-columns-spanned="2" office:value-type="string">
            <text:p text:style-name="P32">nach</text:p>
          </table:table-cell>
          <table:covered-table-cell/>
          <table:table-cell office:value-type="string">
            <text:p text:style-name="P1"/>
          </table:table-cell>
        </table:table-row>
        <table:table-row table:style-name="Tabelle38.1">
          <table:table-cell table:style-name="Tabelle38.A2" office:value-type="string">
            <text:p text:style-name="P32">Aktivität</text:p>
          </table:table-cell>
          <table:table-cell table:style-name="Tabelle38.B2" office:value-type="string">
            <text:p text:style-name="P32">Zustand</text:p>
          </table:table-cell>
          <table:table-cell table:style-name="Tabelle38.C1" office:value-type="string">
            <text:p text:style-name="P13"/>
          </table:table-cell>
          <table:table-cell table:style-name="Tabelle38.D2" office:value-type="string">
            <text:p text:style-name="P32">Produkt</text:p>
          </table:table-cell>
          <table:table-cell table:style-name="Tabelle38.C1" office:value-type="string">
            <text:p text:style-name="P13"/>
          </table:table-cell>
          <table:covered-table-cell/>
          <table:covered-table-cell/>
          <table:table-cell table:style-name="Tabelle38.A2" office:value-type="string">
            <text:p text:style-name="P32">Aktivität</text:p>
          </table:table-cell>
        </table:table-row>
        <table:table-row table:style-name="Tabelle38.1">
          <table:table-cell table:style-name="Tabelle38.A2" office:value-type="string">
            <text:p text:style-name="P12"/>
          </table:table-cell>
          <table:table-cell table:style-name="Tabelle38.B2" office:value-type="string">
            <text:p text:style-name="P35">in Bearb.</text:p>
          </table:table-cell>
          <table:table-cell table:style-name="Tabelle38.C1" office:value-type="string">
            <text:p text:style-name="P13"/>
          </table:table-cell>
          <table:table-cell table:style-name="Tabelle38.A2" office:value-type="string">
            <text:p text:style-name="P11">Im­ple­men­tie­rungs­do­ku­men­te (SW-Ein­heit)/SW-Ein­heit</text:p>
          </table:table-cell>
          <table:table-cell table:style-name="Tabelle38.C1" office:value-type="string">
            <text:p text:style-name="P13"/>
          </table:table-cell>
          <table:table-cell table:style-name="Tabelle38.A2" office:value-type="string">
            <text:p text:style-name="P12">SE 8</text:p>
          </table:table-cell>
          <table:table-cell table:style-name="Tabelle38.G3" table:number-columns-spanned="2" office:value-type="string">
            <text:p text:style-name="P35">vor­ge­legt</text:p>
          </table:table-cell>
          <table:covered-table-cell/>
        </table:table-row>
      </table:table>
      <text:p text:style-name="P33">Abwicklung</text:p>
      <text:p text:style-name="P2">Vom Entwickler sind Selbstprüfungen<text:alphabetical-index-mark text:string-value="Selbstprüfung"/> der SW-Ein­heit durchzuführen.</text:p>
      <text:p text:style-name="P2">Der Ablauf der Selbstprüfung erfolgt analog Aktivität <text:s/>„“.</text:p>
      <text:p text:style-name="P30"><text:soft-page-break/>Empfehlung</text:p>
      <text:p text:style-name="P3">Die Selbstprüfung<text:alphabetical-index-mark text:string-value="Selbstprüfung" text:key1="Prüfung"/> einer SW-Ein­heit sollte insbesondere umfassen:</text:p>
      <text:p text:style-name="P37">–<text:tab/>Prüfung der Funktionalität der SW-Ein­heit,</text:p>
      <text:p text:style-name="P37">–<text:tab/>Prüfung der Zuverlässigkeit, der Effizienz und des Realzeitverhaltens der SW-Ein­heit,</text:p>
      <text:p text:style-name="P36">–<text:tab/>Prüfung der Benutzbarkeit, Änderbarkeit und Übertragbarkeit,</text:p>
      <text:p text:style-name="P36">–<text:tab/>Prüfung der SW-internen Schnittstellen<text:alphabetical-index-mark text:string-value="SW-interne" text:key1="Schnittstelle"/> zwischen SW-Modulen, Da­ten­banken, SW-Kom­po­nen­ten, Prozessen,</text:p>
      <text:p text:style-name="P36">–<text:tab/>Prüfung der SW-externen<text:alphabetical-index-mark text:string-value="SW-externe" text:key1="Schnittstelle"/> Schnittstellen.</text:p>
      <text:p text:style-name="P2">Bei hoher Kritikalität<text:alphabetical-index-mark text:string-value="der SW-Einheit" text:key1="Kritikalität"/> sollten bei der Selbstprüfung einer SW-Ein­heit die gleichen Maßstäbe angesetzt werden wie bei der nachfolgenden formellen QS-Prüfung, d. h. die Vorschriften in Prüf­plan, Prüf­spe­zi­fi­ka­tion und Prüf­pro­ze­dur sollten eingehalten werden.</text:p>
      <text:list xml:id="list39141880" text:continue-list="list38744860" text:style-name="WW8StyleNum16">
        <text:list-item>
          <text:p text:style-name="P5">SE 8: Sy­stem-Inte­gra­tion</text:p>
        </text:list-item>
      </text:list>
      <text:p text:style-name="P33">Abwicklung</text:p>
      <text:p text:style-name="P34"><draw:frame draw:style-name="fr3" draw:name="Objekt8" text:anchor-type="as-char" svg:width="11.956cm" svg:height="8.618cm" draw:z-index="1"><draw:object-ole xlink:href="./Object 2" xlink:type="simple" xlink:show="embed" xlink:actuate="onLoad"/><draw:image xlink:href="./ObjectReplacements/Object 2" xlink:type="simple" xlink:show="embed" xlink:actuate="onLoad"/></draw:frame></text:p>
      <text:p text:style-name="P2">Die Integration des Sy­stems aus SW-Ein­heiten, HW-Ein­heiten und Nicht-IT-Anteilen hat gemäß System­ar­chi­tek­tur und unter Einhaltung der im In­te­gra­tions­plan getroffenen Regelungen zu erfolgen.</text:p>
      <text:p text:style-name="P2">Ein Sy­stem kann vorübergehend Platzhalter für noch nicht vorhandene Elemente enthalten. Ein sol­ches Sy­stem wird <text:span text:style-name="T1">teilintegriert</text:span><text:alphabetical-index-mark text:string-value="teilintegriertes" text:key1="System"/> genannt. Dies bedeutet, daß die Aktivitäten von SE 8 „Sy­stem-Inte­gra­tion“ gegebenenfalls mehrfach durchlaufen werden, solange bis alle Platzhalter<text:alphabetical-index-mark text:string-value="Platzhalter"/> im Sy­stem ersetzt sind.</text:p>
      <text:p text:style-name="P2">Die Be­triebs­in­for­ma­tio­nen sind abzuschließen.</text:p>
      <text:list xml:id="list39139511" text:continue-list="list39137159" text:style-name="WW8StyleNum17">
        <text:list-item>
          <text:p text:style-name="P28">: </text:p>
        </text:list-item>
      </text:list>
      <text:p text:style-name="P33">Abwicklung</text:p>
      <text:p text:style-name="P2">In dieser Aktivität werden SW-Ein­heiten, HW-Ein­heiten und gegebenenfalls Nicht-IT-Anteile zum Sy­stem integriert. Es ist gemäß In­te­gra­tions­plan vorzugehen, der die durchzuführenden Integrationsmaßnahmen beschreibt.</text:p>
      <text:p text:style-name="P2">Unter Umständen werden die spezifizierten Architekturelemente zunächst zu Seg­menten integriert. Falls Seg­mente vorgesehen sind, sind Selbstprüfungen auch für Seg­mente durchzuführen.</text:p>
      <text:p text:style-name="P2">Falls Selbstprüfungen (Aktivität <text:s/>„“) erforderlich sind, obwohl noch nicht alle Elemente für die Integration bereitstehen, so sind für die fehlenden Elemente Platzhalter<text:alphabetical-index-mark text:string-value="Platzhalter"/> vorzusehen.</text:p>
      <text:list xml:id="list39155009" text:continue-numbering="true" text:style-name="WW8StyleNum17">
        <text:list-item>
          <text:p text:style-name="P28">: </text:p>
        </text:list-item>
      </text:list>
      <text:p text:style-name="P33">Abwicklung</text:p>
      <text:p text:style-name="P2">Es sind Selbstprüfungen<text:alphabetical-index-mark text:string-value="Selbstprüfung"/> des Sy­stems und gegebenenfalls der Seg­mente durchzuführen. In dieser Aktivität sind die SW-Einheiten auf der definierten Ziel-Hardware zu überprüfen.</text:p>
      <text:p text:style-name="P2">Bei den Selbstprüfungen sind zunächst Prüfvoraussetzungen wie Installation des Systems in der Prüfumgebung und Festlegung der benötigten Prüffälle herzustellen. Nach der Durchführung der Prüfung erfolgt die Auswertung der Prüfergebnisse, die die weitere Vorgehensweise bestimmt.</text:p>
      <text:p text:style-name="P2">Sofern die Prüfung aus Sicht von SE erfolgreich war, erfolgt die Weitergabe des Systems an QS zum Zweck der formellen Produktprüfung, sonst sind Iterationen von SE-Aktivitäten erforderlich, die mit einer erneuten Selbstprüfung des Systems abzuschließen sind.</text:p>
      <text:p text:style-name="P30"><text:soft-page-break/>Empfehlung</text:p>
      <text:p text:style-name="P3">Die Selbstprüfung<text:alphabetical-index-mark text:string-value="Selbstprüfung" text:key1="Prüfung"/> von Seg­menten (bzw. des Sy­stems bei Wegfall einer Seg­mentebene) sollte umfassen:</text:p>
      <text:p text:style-name="P36">–<text:tab/>Prüfung gegen die Tech­ni­schen An­for­de­run­gen hinsichtlich der dort definierten Qualitätsmerkmale<text:alphabetical-index-mark text:string-value="Qualitätsmerkmal"/></text:p>
      <text:p text:style-name="P36">–<text:tab/>Prüfung des technischen und funktionalen Zusammenwirkens, insbesondere auch der SW/HW-Schnittstellen</text:p>
      <text:p text:style-name="P36">–<text:tab/>Prüfung des Seg­ments auf der Ziel-Hardware unter annähernd realen Bedingungen durch Simulation der Systemumgebung und mit Unterstützung durch SW/HW-Diagnose-Werkzeuge</text:p>
      <text:p text:style-name="P37">–<text:tab/>Prüfung im Hinblick auf</text:p>
      <text:p text:style-name="P9">•<text:tab/>Unterbrechungs<text:alphabetical-index-mark text:string-value="Unterbrechung"/>- und E/A-Signal-Verarbeitung</text:p>
      <text:p text:style-name="P9">•<text:tab/>Synchronisation und Kommunikation von Prozessoren</text:p>
      <text:p text:style-name="P9">•<text:tab/>Fehlererkennung und -toleranz</text:p>
      <text:p text:style-name="P10">•<text:tab/>Prüfung der Mensch-Maschine-Schnittstellen auf die Einhaltung ergonomischer und Software-ergonomischer Gestaltungsgrundsätze</text:p>
      <text:p text:style-name="P3"/>
      <text:p text:style-name="P3">Die Selbstprüfung<text:alphabetical-index-mark text:string-value="Selbstprüfung" text:key1="Prüfung"/> des Sy­stems sollte umfassen:</text:p>
      <text:p text:style-name="P37">–<text:tab/>Prüfung gegen die Anwen­der­for­de­run­gen und die System­ar­chi­tek­tur</text:p>
      <text:p text:style-name="P36">–<text:tab/>Prüfung zunächst in einer speziellen Prüfumgebung (z. B. Prototyp, Test-Rig usw.); die abschließende Systemprüfung hat in der operativen Einsatzumgebung oder kompatiblen Referenzanlage stattzufinden.</text:p>
      <text:p text:style-name="P37">–<text:tab/>Prüfung des technischen und funktionalen Zusammenwirkens mit dem Hauptaugenmerk auf</text:p>
      <text:p text:style-name="P9">•<text:tab/>Systembelastung hinsichtlich Effizienz und Robustheit</text:p>
      <text:p text:style-name="P10">•<text:tab/>Verhalten in „Worst-case“-Bedingungen</text:p>
      <text:p text:style-name="P9">•<text:tab/>Demonstration der Systemsicherheit</text:p>
      <text:p text:style-name="P9">•<text:tab/>typische Situationen und Bedingungen</text:p>
      <text:p text:style-name="P10">•<text:tab/>kritische Situationen<text:alphabetical-index-mark text:string-value="kritische Situation" text:key1="kritisch"/> und Funktionen<text:alphabetical-index-mark text:string-value="kritische Funktion" text:key1="kritisch"/></text:p>
      <text:p text:style-name="P36">–<text:tab/>Prüfung des Zusammenwirkens von Sy­stem/Seg­ment und Nutzer hinsichtlich</text:p>
      <text:p text:style-name="P10">•<text:tab/>Nutzerbelastung</text:p>
      <text:p text:style-name="P10">•<text:tab/>typischer Situationen und ihrer Bedienung</text:p>
      <text:p text:style-name="P10">•<text:tab/>kritischer Situationen und der Auswirkung von Fehlbedienung</text:p>
      <text:p text:style-name="P2">Die reale Einsatzumgebung kann simuliert werden.</text:p>
      <text:p text:style-name="P2">Bei hoher Kritikalität<text:alphabetical-index-mark text:string-value="des Systems" text:key1="Kritikalität"/> sollten bei der Selbstprüfung eines Sy­stems die gleichen Maßstäbe angesetzt werden wie bei der nachfolgenden formellen QS-Prüfung, d. h. die Vorschriften in Prüf­plan, Prüf­spe­zi­fi­ka­tion und Prüf­pro­ze­dur sollten eingehalten werden.</text:p>
      <text:list xml:id="list39132289" text:continue-numbering="true" text:style-name="WW8StyleNum17">
        <text:list-item>
          <text:p text:style-name="P28">: </text:p>
        </text:list-item>
      </text:list>
      <text:p text:style-name="P33">Abwicklung</text:p>
      <text:p text:style-name="P31">Zur Unterstützung der Einführung des Sy­stems sind folgende Maßnahmen durchzuführen:</text:p>
      <text:p text:style-name="P30">* Abschluß der Be­triebs­in­for­ma­tio­nen</text:p>
      <text:p text:style-name="P2">Die In­for­ma­tio­nen zum Be­triebs­hand­buch, In­for­ma­tio­nen zum An­wen­dungs­hand­buch, In­for­ma­tio­nen zum Diagno­se­hand­buch und Sonsti­ge Ein­satz­in­for­ma­tio­nen für das Sy­stem, die ent­wick­lungs­be­gleitend erstellt wurden, sind zu vervollständigen und abzuschließen.</text:p>
      <text:p text:style-name="P30">* Bereitstellung eines Installierbaren Systems</text:p>
      <text:p text:style-name="P2">Das System ist in einer installierbaren Form (z. B. auf geeigneten Datenträgern wie Disketten, CD-ROM etc.) zur Verfügung zu stellen.</text:p>
      <text:p text:style-name="P2"/>
      <text:p text:style-name="P2"/>
      <text:p text:style-name="P2"><text:soft-page-break/></text:p>
      <text:p text:style-name="P2"/>
      <text:p text:style-name="P2"/>
      <text:p text:style-name="P6">SE 9: Über­lei­tung in die Nut­zung</text:p>
      <text:p text:style-name="P6">Produktfluß</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A"/>
        <table:table-column table:style-name="Tabelle1.B"/>
        <table:table-row>
          <table:table-cell table:number-columns-spanned="2" office:value-type="string">
            <text:p text:style-name="P14">von</text:p>
          </table:table-cell>
          <table:covered-table-cell/>
          <table:table-cell office:value-type="string">
            <text:p text:style-name="P15"> </text:p>
          </table:table-cell>
          <table:table-cell office:value-type="string">
            <text:p text:style-name="P16"> </text:p>
          </table:table-cell>
          <table:table-cell office:value-type="string">
            <text:p text:style-name="P15"> </text:p>
          </table:table-cell>
          <table:table-cell table:number-columns-spanned="2" office:value-type="string">
            <text:p text:style-name="P17">nach</text:p>
          </table:table-cell>
          <table:covered-table-cell/>
        </table:table-row>
        <table:table-row>
          <table:table-cell office:value-type="string">
            <text:p text:style-name="P19">Aktivität</text:p>
          </table:table-cell>
          <table:table-cell office:value-type="string">
            <text:p text:style-name="P21">Zustand</text:p>
          </table:table-cell>
          <table:table-cell office:value-type="string">
            <text:p text:style-name="P23"> </text:p>
          </table:table-cell>
          <table:table-cell office:value-type="string">
            <text:p text:style-name="P21">Produkt</text:p>
          </table:table-cell>
          <table:table-cell office:value-type="string">
            <text:p text:style-name="P23"> </text:p>
          </table:table-cell>
          <table:table-cell office:value-type="string">
            <text:p text:style-name="P21">Aktivität</text:p>
          </table:table-cell>
          <table:table-cell office:value-type="string">
            <text:p text:style-name="P17">Zustand</text:p>
          </table:table-cell>
        </table:table-row>
        <table:table-row>
          <table:table-cell office:value-type="string">
            <text:p text:style-name="P20">SE 8</text:p>
          </table:table-cell>
          <table:table-cell office:value-type="string">
            <text:p text:style-name="P22">ak­zep­tiert</text:p>
          </table:table-cell>
          <table:table-cell office:value-type="string">
            <text:p text:style-name="P23"> </text:p>
          </table:table-cell>
          <table:table-cell office:value-type="string">
            <text:p text:style-name="P22">Be­triebs­in­for­ma­tio­nen</text:p>
          </table:table-cell>
          <table:table-cell office:value-type="string">
            <text:p text:style-name="P23"> </text:p>
          </table:table-cell>
          <table:table-cell office:value-type="string">
            <text:p text:style-name="P22">—</text:p>
          </table:table-cell>
          <table:table-cell office:value-type="string">
            <text:p text:style-name="P22">—</text:p>
          </table:table-cell>
        </table:table-row>
        <table:table-row>
          <table:table-cell office:value-type="string">
            <text:p text:style-name="P20">SE 1</text:p>
          </table:table-cell>
          <table:table-cell office:value-type="string">
            <text:p text:style-name="P24">ak­zep­tiert</text:p>
          </table:table-cell>
          <table:table-cell office:value-type="string">
            <text:p text:style-name="P15"> </text:p>
          </table:table-cell>
          <table:table-cell office:value-type="string">
            <text:p text:style-name="P24">SWPÄ-Kon­zept</text:p>
          </table:table-cell>
          <table:table-cell office:value-type="string">
            <text:p text:style-name="P15"> </text:p>
          </table:table-cell>
          <table:table-cell office:value-type="string">
            <text:p text:style-name="P22">—</text:p>
          </table:table-cell>
          <table:table-cell office:value-type="string">
            <text:p text:style-name="P22">—</text:p>
          </table:table-cell>
        </table:table-row>
        <table:table-row>
          <table:table-cell office:value-type="string">
            <text:p text:style-name="P15">SE 8</text:p>
          </table:table-cell>
          <table:table-cell office:value-type="string">
            <text:p text:style-name="P25">ak­zep­tiert</text:p>
          </table:table-cell>
          <table:table-cell office:value-type="string">
            <text:p text:style-name="P15"> </text:p>
          </table:table-cell>
          <table:table-cell office:value-type="string">
            <text:p text:style-name="P25">System (installierbar)</text:p>
          </table:table-cell>
          <table:table-cell office:value-type="string">
            <text:p text:style-name="P15"> </text:p>
          </table:table-cell>
          <table:table-cell office:value-type="string">
            <text:p text:style-name="P23">—</text:p>
          </table:table-cell>
          <table:table-cell office:value-type="string">
            <text:p text:style-name="P23">—</text:p>
          </table:table-cell>
        </table:table-row>
        <table:table-row>
          <table:table-cell office:value-type="string">
            <text:p text:style-name="P26">—</text:p>
          </table:table-cell>
          <table:table-cell office:value-type="string">
            <text:p text:style-name="P27">—</text:p>
          </table:table-cell>
          <table:table-cell office:value-type="string">
            <text:p text:style-name="P15"> </text:p>
          </table:table-cell>
          <table:table-cell office:value-type="string">
            <text:p text:style-name="P27">Sy­stem (installiert und in Betrieb)</text:p>
          </table:table-cell>
          <table:table-cell office:value-type="string">
            <text:p text:style-name="P15"> </text:p>
          </table:table-cell>
          <table:table-cell office:value-type="string">
            <text:p text:style-name="P18">Extern (AG)</text:p>
          </table:table-cell>
          <table:table-cell office:value-type="string">
            <text:p text:style-name="P18">—</text:p>
          </table:table-cell>
        </table:table-row>
      </table:table>
      <text:p text:style-name="P6">Abwicklung</text:p>
      <text:p text:style-name="P6"><draw:frame draw:style-name="fr1" draw:name="Grafik1" text:anchor-type="as-char" svg:width="12.912cm" svg:height="6.747cm" draw:z-index="2"><draw:image xlink:href="Pictures/200000F4000040CF00001CF63B5130C1.svm" xlink:type="simple" xlink:show="embed" xlink:actuate="onLoad"/></draw:frame></text:p>
      <text:p text:style-name="P6"><text:bookmark text:name="_Toc354547937"/>Diese Aktivität umfaßt Tätigkeiten, die notwendig sind, um ein fertiggestelltes Sy­stem an der vorgesehenen Einsatzstelle zu installieren und in Betrieb zu nehmen. Falls mehrere Einsatzstellen vor­gesehen sind, ist die Aktivität entsprechend mehrfach einzuplanen und an den verschiedenen Einsatzstellen durchzuführen. Voraussetzung für die Durchführung der Installation ist der Abschluß aller erforderlichen Infrastrukturmaßnahmen.</text:p>
      <text:p text:style-name="P6">SE 9.1: Bei­trag zur Ein­füh­rungs­unter­stützung lei­sten</text:p>
      <text:p text:style-name="P6"/>
      <text:p text:style-name="P6">Abwicklung</text:p>
      <text:p text:style-name="P7">Zur Unterstützung der Einführung des Sy­stems sind folgende Maßnahmen durchzuführen.</text:p>
      <text:p text:style-name="P6">* Infrastruktur</text:p>
      <text:p text:style-name="P8">Die Durchführung aller notwendigen Infrastrukturmaßnahmen ist abzuschließen.</text:p>
      <text:p text:style-name="P6">* Ausbildung</text:p>
      <text:p text:style-name="P6">Die Durchführung aller notwendigen Ausbildungsmaßnahmen ist abzuschließen.</text:p>
      <text:p text:style-name="P6">* Personal</text:p>
      <text:p text:style-name="P6">Das für die Nutzung erforderliche Personal (z. B. System- und Nutzerbetreuung, SWPÄ-Personal) ist auszuwählen und bereitzustellen.</text:p>
      <text:p text:style-name="P6"><text:soft-page-break/>* Organisation</text:p>
      <text:p text:style-name="P6">Die Festlegung der Aufbau- und Ablauforganisation für die Nutzung ist ebenso abzuschließen wie die Einarbeitung der zukünftigen Arbeitsabläufe in die entsprechenden Regelungen des Anwenders.</text:p>
      <text:p text:style-name="P6">* Überleitung</text:p>
      <text:p text:style-name="P8">Es sind alle Maßnahmen zu definieren und zu planen, die für die Überleitung des Sy­stems in die Nutzung erforderlich sind. Dazu zählen u. a.:</text:p>
      <text:p text:style-name="P8">–    Vorgehen bei der Überleitung (Datenübernahme, Parallellauf, Übergangsregelungen etc.),</text:p>
      <text:p text:style-name="P6">–    Zuständigkeiten.</text:p>
      <text:p text:style-name="P6">Erläuterung</text:p>
      <text:p text:style-name="P6">Die Dokumentation der im Rahmen der Einführungsunterstützung durchgeführten Maßnahmen wird im V‑Modell nicht geregelt. Je nach Erfordernis sind zu einzelnen Themen separate Dokumente zu erstellen (z. B. Infrastrukturkonzept, Ausbildungskonzept, Organisationskonzept, Überleitungsplan).</text:p>
      <text:p text:style-name="P6"/>
      <text:p text:style-name="P6">SE 9.2: Sy­stem in­stal­lie­ren</text:p>
      <text:p text:style-name="P6">Abwicklung</text:p>
      <text:p text:style-name="P6"><text:bookmark text:name="_Toc354547938"/>Die Installation des Sy­stems am vorgesehenen Einsatzort umfaßt das Zusammenfügen und Installieren der einzelnen Bestandteile des Sy­stems (Hardware und Software) sowie die Herstellung eines be­triebsbereiten Zustandes.</text:p>
      <text:p text:style-name="P6">Für das Betriebs- und SWPÄ-Personal ist eine Einweisung am installierten Sy­stem durchzuführen. Neben der Einweisung in die Handbücher und technischen Unterlagen sind typische Abläufe des Sy­stems (z. B. Einschalten/Hochfahren des Sy­stems, Ausführen wichtiger Funktionen usw.) zu demonstrieren. Hierbei sind sowohl Normal- als auch Ausnahmesituationen zu berücksichtigen.</text:p>
      <text:p text:style-name="P6">Erläuterung</text:p>
      <text:p text:style-name="P6">Im Rahmen der Installation können beispielsweise folgende Aktionen notwendig sein:</text:p>
      <text:p text:style-name="P6">–    Entpacken des Sy­stems,</text:p>
      <text:p text:style-name="P6">–    Prüfen der Liefervollständigkeit,</text:p>
      <text:p text:style-name="P6">–    Bereitstellen der Handbücher und der technischen Unterlagen,</text:p>
      <text:p text:style-name="P6">–    Aufstellen und Anschließen der Systemteile,</text:p>
      <text:p text:style-name="P6">–    Auffüllen der Ersatzteil- und Verbrauchsgüterbestände,</text:p>
      <text:p text:style-name="P6">–    Schrittweise Inbetriebnahme/Einschalttests von Einzelkomponenten,</text:p>
      <text:p text:style-name="P6">–    vorgesehene Konfiguration einrichten,</text:p>
      <text:p text:style-name="P6">–    Verbinden aller Systemteile,</text:p>
      <text:p text:style-name="P8">–    Anschließen an Netzwerke, Ferndiagnose usw.,</text:p>
      <text:p text:style-name="P8">–    Funktionsprüfung des Gesamtsystems,</text:p>
      <text:p text:style-name="P6">–    Installieren vorgesehener Schutzmaßnahmen (z. B. hinsichtlich IT-Sicherheit) und Überprüfen von deren Wirksamkeit.</text:p>
      <text:p text:style-name="P6">SE 9.3: In Betrieb nehmen</text:p>
      <text:p text:style-name="P6">Abwicklung</text:p>
      <text:p text:style-name="P6"><text:bookmark text:name="_Toc352669328"/><text:bookmark text:name="_Toc354547940"/>Ziel der Aktivität ist es, das installierte IT-System in Betrieb zu nehmen, für die Abnahmeprüfung vorzubereiten und den reibungslosen Übergang zur Arbeit mit dem neuen IT-System sicherzustellen.</text:p>
      <text:p text:style-name="P6">Zur Unterstützung der Inbetriebnahme sind folgende Maßnahmen durchzuführen:</text:p>
      <text:p text:style-name="P6">–    Auswahl und Bereitstellung von</text:p>
      <text:p text:style-name="P6">•    Inbetriebnahme - Dokumentation</text:p>
      <text:p text:style-name="P6">•    Repository - Daten (Datenbanksysteme)</text:p>
      <text:p text:style-name="P6">•    Startparametern</text:p>
      <text:p text:style-name="P6"><text:soft-page-break/>–    Einlesen der Daten</text:p>
      <text:p text:style-name="P6">–    Technische Inbetriebnahme</text:p>
      <text:p text:style-name="P6">–    Registrierung aller für die Inbetriebnahme verwendeten Daten (Parameter, Dateien etc.)</text:p>
      <text:p text:style-name="P6">–    Personaleinweisung (Einweisung der Nutzer hinsichtlich Inbetriebnahme)</text:p>
      <text:p text:style-name="P6">Erläuterung</text:p>
      <text:p text:style-name="P6">Sofern ein Altverfahren existiert, sind alle Datenbestände, die im neuen Sy­stem benötigt werden, aus dem Altverfahren zu übernehmen. Erforderliche Ersterfassungen von Daten sind durchzuführen.</text:p>
      <text:p text:style-name="P6">Gegebenenfalls sind zur Sicherstellung eines einwandfreien Betriebs für eine bestimmte Zeitspanne die alten Arbeitsabläufe/das alte Sy­stem und das neue Sy­stem im Parallelbetrieb anzuwenden.</text:p>
      <text:p text:style-name="P6">Die ordnungsgemäße Ausmusterung des Altsystems (z. B. Beenden von Lizenzen, Löschen der Datenbestände, Entsorgung/Abgabe des Altsystems usw.) ist gemäß den gesetzlichen Bestimmungen durch­zuführen.</text:p>
      <text:p text:style-name="P6">Die Inbetriebnahme ist eine der Voraussetzungen für die Abnah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kt_3a_i" style:display-name="akt:i" style:family="paragraph">
      <style:paragraph-properties fo:margin-top="0.106cm" fo:margin-bottom="0.106cm" fo:orphans="2" fo:widows="2"/>
      <style:text-properties style:use-window-font-color="true" style:font-name="Times New Roman" fo:font-size="11pt" fo:language="de" fo:country="DE" style:font-name-asian="Arial" style:font-size-asian="11pt" style:font-name-complex="Times New Roman" style:font-size-complex="10pt"/>
    </style:style>
    <style:style style:name="Heading_20_1" style:display-name="Heading 1" style:family="paragraph" style:parent-style-name="Standard" style:next-style-name="a" style:list-style-name="" style:class="text">
      <style:paragraph-properties fo:margin-left="0.7cm" fo:margin-right="0cm" fo:margin-top="0.635cm" fo:margin-bottom="0.106cm" fo:text-indent="-0.7cm" style:auto-text-indent="false" fo:keep-with-next="always"/>
      <style:text-properties fo:font-size="18pt" fo:font-weight="bold" style:letter-kerning="true" style:font-size-asian="18pt" style:font-weight-asian="bold"/>
    </style:style>
    <style:style style:name="a" style:family="paragraph" style:parent-style-name="Standard">
      <style:paragraph-properties fo:margin-top="0.106cm" fo:margin-bottom="0.106cm" fo:text-align="justify" style:justify-single-word="false"/>
    </style:style>
    <style:style style:name="Heading_20_2" style:display-name="Heading 2" style:family="paragraph" style:parent-style-name="Heading_20_1" style:next-style-name="a" style:list-style-name="" style:class="text">
      <style:paragraph-properties fo:margin-left="1cm" fo:margin-right="0cm" fo:margin-top="0.494cm" fo:margin-bottom="0.106cm" fo:keep-together="always" fo:text-indent="-1cm" style:auto-text-indent="false"/>
      <style:text-properties fo:font-size="14pt" style:font-size-asian="14pt"/>
    </style:style>
    <style:style style:name="Heading_20_3" style:display-name="Heading 3" style:family="paragraph" style:parent-style-name="Heading_20_2" style:next-style-name="a" style:list-style-name="" style:class="text">
      <style:paragraph-properties fo:margin-left="1.3cm" fo:margin-right="0cm" fo:margin-top="0.423cm" fo:margin-bottom="0.106cm" fo:text-indent="-1.3cm" style:auto-text-indent="false"/>
      <style:text-properties fo:font-size="12pt" style:font-size-asian="12pt"/>
    </style:style>
    <style:style style:name="akt_3a_t1" style:display-name="akt:t1" style:family="paragraph" style:parent-style-name="Heading_20_3" style:next-style-name="a" style:list-style-name="WW8StyleNum16"/>
    <style:style style:name="akt_3a_t" style:display-name="akt:t" style:family="paragraph">
      <style:paragraph-properties fo:margin-top="0.423cm" fo:margin-bottom="0.212cm" fo:keep-together="always" fo:orphans="2" fo:widows="2" fo:keep-with-next="always"/>
      <style:text-properties style:use-window-font-color="true" style:font-name="Times New Roman" fo:font-size="12pt" fo:language="de" fo:country="DE" fo:font-style="italic" style:font-name-asian="Arial" style:font-size-asian="12pt" style:font-style-asian="italic" style:font-name-complex="Times New Roman" style:font-size-complex="10pt"/>
    </style:style>
    <style:style style:name="ProFlu_3a_Feld" style:display-name="ProFlu:Feld" style:family="paragraph">
      <style:paragraph-properties fo:text-align="center" style:justify-single-word="false" fo:orphans="2" fo:widows="2" fo:keep-with-next="always"/>
      <style:text-properties style:use-window-font-color="true" style:font-name="Times New Roman" fo:font-size="11pt" fo:language="de" fo:country="DE" fo:font-weight="bold" style:font-name-asian="Arial" style:font-size-asian="11pt" style:font-weight-asian="bold" style:font-name-complex="Times New Roman" style:font-size-complex="10pt"/>
    </style:style>
    <style:style style:name="Mikro_3a_Haken" style:display-name="Mikro:Haken" style:family="paragraph">
      <style:paragraph-properties fo:margin-top="0.106cm" fo:margin-bottom="0.106cm" fo:text-align="center" style:justify-single-word="false" fo:orphans="2" fo:widows="2"/>
      <style:text-properties style:use-window-font-color="true" style:font-name="Symbol" fo:font-size="8pt" fo:language="de" fo:country="DE" style:font-name-asian="Arial" style:font-size-asian="8pt" style:font-name-complex="Times New Roman" style:font-size-complex="10pt"/>
    </style:style>
    <style:style style:name="Mikro_3a_Akt" style:display-name="Mikro:Akt" style:family="paragraph">
      <style:paragraph-properties fo:margin-top="0.106cm" fo:margin-bottom="0.106cm" fo:text-align="center" style:justify-single-word="false" fo:orphans="2" fo:widows="2"/>
      <style:text-properties style:use-window-font-color="true" style:font-name="Times New Roman" fo:font-size="9pt" fo:language="de" fo:country="DE" style:font-name-asian="Arial" style:font-size-asian="9pt" style:font-name-complex="Times New Roman" style:font-size-complex="10pt"/>
    </style:style>
    <style:style style:name="Mikro_3a_Zust" style:display-name="Mikro:Zust" style:family="paragraph">
      <style:paragraph-properties fo:margin-top="0.106cm" fo:margin-bottom="0.106cm" fo:text-align="center" style:justify-single-word="false" fo:orphans="2" fo:widows="2"/>
      <style:text-properties style:use-window-font-color="true" style:font-name="Times New Roman" fo:font-size="9pt" fo:language="de" fo:country="DE" style:font-name-asian="Arial" style:font-size-asian="9pt" style:font-name-complex="Times New Roman" style:font-size-complex="10pt"/>
    </style:style>
    <style:style style:name="Mikro_3a_Prod1" style:display-name="Mikro:Prod1" style:family="paragraph">
      <style:paragraph-properties fo:margin-left="0.199cm" fo:margin-right="0cm" fo:margin-top="0.106cm" fo:margin-bottom="0.106cm" fo:orphans="2" fo:widows="2" fo:text-indent="0cm" style:auto-text-indent="false"/>
      <style:text-properties style:use-window-font-color="true" style:font-name="Times New Roman" fo:font-size="10pt" fo:language="de" fo:country="DE" style:font-name-asian="Arial" style:font-size-asian="10pt" style:font-name-complex="Times New Roman" style:font-size-complex="10pt"/>
    </style:style>
    <style:style style:name="Illustration" style:family="paragraph" style:parent-style-name="a" style:next-style-name="a" style:class="extra">
      <style:paragraph-properties fo:margin-top="0cm" fo:margin-bottom="0cm" fo:text-align="center" style:justify-single-word="false"/>
    </style:style>
    <style:style style:name="Abb_3a_Zerlegung" style:display-name="Abb:Zerlegung" style:family="paragraph" style:parent-style-name="Illustration" style:next-style-name="Caption">
      <style:paragraph-properties fo:margin-top="0cm" fo:margin-bottom="0.212cm"/>
    </style:style>
    <style:style style:name="Heading_20_4" style:display-name="Heading 4" style:family="paragraph" style:parent-style-name="Heading_20_3" style:next-style-name="a" style:list-style-name="" style:class="text">
      <style:paragraph-properties fo:margin-left="1.6cm" fo:margin-right="0cm" fo:text-indent="-1.6cm" style:auto-text-indent="false"/>
      <style:text-properties fo:font-style="italic" style:font-style-asian="italic"/>
    </style:style>
    <style:style style:name="akt_3a_t2" style:display-name="akt:t2" style:family="paragraph" style:parent-style-name="Heading_20_4" style:list-style-name="WW8StyleNum17"/>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e_3a_akt" style:display-name="le:akt" style:family="paragraph" style:parent-style-name="akt_3a_i">
      <style:paragraph-properties fo:margin-left="0.6cm" fo:margin-right="0cm" fo:text-indent="-0.6cm" style:auto-text-indent="false"/>
    </style:style>
    <style:style style:name="akt_3a_it" style:display-name="akt:it" style:family="paragraph" style:parent-style-name="akt_3a_i">
      <style:paragraph-properties fo:margin-top="0.318cm" fo:margin-bottom="0.106cm" fo:keep-with-next="always"/>
      <style:text-properties fo:font-style="italic" style:font-style-asian="italic"/>
    </style:style>
    <style:style style:name="le_3a_akt1" style:display-name="le:akt1" style:family="paragraph" style:parent-style-name="le_3a_akt">
      <style:paragraph-properties fo:margin-left="1.199cm" fo:margin-right="0cm" fo:margin-top="0.053cm" fo:margin-bottom="0.053cm" fo:text-indent="-0.6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StyleNum16">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7">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D RD</meta:initial-creator>
    <meta:creation-date>2010-04-21T16:49:46.92</meta:creation-date>
    <meta:generator>OpenOffice.org/3.3$Win32 OpenOffice.org_project/330m20$Build-9567</meta:generator>
    <dc:date>2012-06-10T19:00:26.06</dc:date>
    <dc:creator>rd rd</dc:creator>
    <meta:editing-duration>PT10M2S</meta:editing-duration>
    <meta:editing-cycles>4</meta:editing-cycles>
    <meta:document-statistic meta:table-count="2" meta:image-count="1" meta:object-count="2" meta:page-count="8" meta:paragraph-count="204" meta:word-count="1650" meta:character-count="13497"/>
  </office:meta>
</office:document-meta>
</file>